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6e6ff" draw:textarea-horizontal-align="justify" draw:textarea-vertical-align="top" draw:auto-grow-height="false"/>
    </style:style>
    <style:style style:name="gr2" style:family="graphic" style:parent-style-name="objectwithoutfill">
      <style:graphic-properties draw:marker-end="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4.3cm" svg:height="5.9cm" svg:x="1.3cm" svg:y="1.2cm">
            <text:p text:style-name="P1"><text:span text:style-name="T1">sessions</text:span></text:p>
            <text:p text:style-name="P2"/>
            <text:p text:style-name="P1"><text:span text:style-name="T2">- id</text:span></text:p>
            <text:p text:style-name="P1"><text:span text:style-name="T2">- nom</text:span></text:p>
            <text:p text:style-name="P1"><text:span text:style-name="T2">- debut</text:span></text:p>
            <text:p text:style-name="P1"><text:span text:style-name="T2">- fin</text:span></text:p>
            <text:p text:style-name="P1"><text:span text:style-name="T2">- istest</text:span></text:p>
            <text:p text:style-name="P1"><text:span text:style-name="T2">- parametres</text:span></text:p>
            <text:p text:style-name="P1"><text:span text:style-name="T2">- commentaires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.3cm" svg:height="5.9cm" svg:x="7.1cm" svg:y="1.2cm">
            <text:p text:style-name="P1"><text:span text:style-name="T1">joueurs</text:span></text:p>
            <text:p text:style-name="P2"/>
            <text:p text:style-name="P1"><text:span text:style-name="T2">- uid</text:span></text:p>
            <text:p text:style-name="P1"><text:span text:style-name="T2">- session_id</text:span></text:p>
            <text:p text:style-name="P1"><text:span text:style-name="T2">- partie_id</text:span></text:p>
            <text:p text:style-name="P1"><text:span text:style-name="T2">- hostname</text:span></text:p>
            <text:p text:style-name="P1"><text:span text:style-name="T2">- ip</text:span></text:p>
            <text:p text:style-name="P1"><text:span text:style-name="T2">- nom</text:span></text:p>
            <text:p text:style-name="P1"><text:span text:style-name="T2">- prenom</text:span></text:p>
            <text:p text:style-name="P1"><text:span text:style-name="T2">- commentaires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.3cm" svg:height="5.9cm" svg:x="12.9cm" svg:y="1.2cm">
            <text:p text:style-name="P1"><text:span text:style-name="T1">parties</text:span></text:p>
            <text:p text:style-name="P2"/>
            <text:p text:style-name="P1"><text:span text:style-name="T2">- id</text:span></text:p>
            <text:p text:style-name="P1"><text:span text:style-name="T2">- nom</text:span></text:p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2.3cm" svg:y1="3cm" svg:x2="7.3cm" svg:y2="3.4cm">
            <text:p/>
          </draw:line>
          <draw:line draw:style-name="gr2" draw:text-style-name="P2" draw:layer="layout" svg:x1="13.1cm" svg:y1="3cm" svg:x2="9.4cm" svg:y2="3.9cm">
            <text:p/>
          </draw:line>
          <draw:frame draw:style-name="gr3" draw:text-style-name="P3" draw:layer="layout" svg:width="0.8cm" svg:height="0.65cm" svg:x="2.2cm" svg:y="2.4cm">
            <draw:text-box>
              <text:p><text:span text:style-name="T3">1</text:span></text:p>
            </draw:text-box>
          </draw:frame>
          <draw:frame draw:style-name="gr3" draw:text-style-name="P3" draw:layer="layout" svg:width="0.8cm" svg:height="0.65cm" svg:x="6.6cm" svg:y="2.7cm">
            <draw:text-box>
              <text:p><text:span text:style-name="T3">n</text:span></text:p>
            </draw:text-box>
          </draw:frame>
          <draw:frame draw:style-name="gr3" draw:text-style-name="P3" draw:layer="layout" svg:width="0.8cm" svg:height="0.65cm" svg:x="9.4cm" svg:y="3.7cm">
            <draw:text-box>
              <text:p><text:span text:style-name="T3">n</text:span></text:p>
            </draw:text-box>
          </draw:frame>
          <draw:frame draw:style-name="gr3" draw:text-style-name="P3" draw:layer="layout" svg:width="0.8cm" svg:height="0.65cm" svg:x="12.4cm" svg:y="2.5cm">
            <draw:text-box>
              <text:p><text:span text:style-name="T3">n</text:span></text:p>
            </draw:text-box>
          </draw:frame>
          <draw:custom-shape draw:style-name="gr1" draw:text-style-name="P1" draw:layer="layout" svg:width="5.5cm" svg:height="5.9cm" svg:x="8.4cm" svg:y="8.3cm">
            <text:p text:style-name="P1"><text:span text:style-name="T4">partie_base</text:span></text:p>
            <text:p text:style-name="P2"/>
            <text:p text:style-name="P1"><text:span text:style-name="T2">- partie_id</text:span></text:p>
            <text:p text:style-name="P1"><text:span text:style-name="T2">- simulation</text:span></text:p>
            <text:p text:style-name="P1"><text:span text:style-name="T2">- automatique</text:span></text:p>
            <text:p text:style-name="P1"><text:span text:style-name="T2">- fautescomprehension</text:span></text:p>
            <text:p text:style-name="P1"><text:span text:style-name="T2">- paiementfinal</text:span></text:p>
            <text:p text:style-name="P1"><text:span text:style-name="T2">- commentaires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6.188cm" svg:height="5.9cm" svg:x="14.412cm" svg:y="8.3cm">
            <text:p text:style-name="P1"><text:span text:style-name="T4">partie_questionnairefinal</text:span></text:p>
            <text:p text:style-name="P2"/>
            <text:p text:style-name="P1"><text:span text:style-name="T2">- partie_id</text:span></text:p>
            <text:p text:style-name="P1"><text:span text:style-name="T2">- naissance</text:span></text:p>
            <text:p text:style-name="P1"><text:span text:style-name="T2">- genre</text:span></text:p>
            <text:p text:style-name="P1"><text:span text:style-name="T2">- etudes</text:span></text:p>
            <text:p text:style-name="P1"><text:span text:style-name="T2">- ...</text:span></text:p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15cm" svg:y1="7.1cm" svg:x2="12.8cm" svg:y2="8.3cm">
            <text:p/>
          </draw:line>
          <draw:line draw:style-name="gr4" draw:text-style-name="P2" draw:layer="layout" svg:x1="15cm" svg:y1="7.1cm" svg:x2="16.4cm" svg:y2="8.4cm">
            <text:p/>
          </draw:line>
          <draw:frame draw:style-name="gr5" draw:text-style-name="P4" draw:layer="layout" svg:width="6.9cm" svg:height="1cm" svg:x="11cm" svg:y="14.5cm">
            <draw:text-box>
              <text:p><text:span text:style-name="T4">Chargées automatiquemen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7T11:25:07.705469745</meta:creation-date>
    <dc:date>2015-12-10T08:16:08.395927570</dc:date>
    <meta:editing-duration>PT8M32S</meta:editing-duration>
    <meta:editing-cycles>5</meta:editing-cycles>
    <meta:generator>LibreOffice/4.2.8.2$Linux_X86_64 LibreOffice_project/420m0$Build-2</meta:generator>
    <meta:document-statistic meta:object-count="15"/>
  </office:meta>
</office:document-meta>
</file>